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zxx" fo:country="none" officeooo:rsid="001bc279" officeooo:paragraph-rsid="001bc279" style:language-asian="zxx" style:country-asian="none" style:language-complex="zxx" style:country-complex="none"/>
    </style:style>
    <style:style style:name="P2" style:family="paragraph" style:parent-style-name="Standard">
      <style:text-properties fo:language="zxx" fo:country="none" officeooo:rsid="001d321b" officeooo:paragraph-rsid="001d321b" style:language-asian="zxx" style:country-asian="none" style:language-complex="zxx" style:country-complex="none"/>
    </style:style>
    <style:style style:name="P3" style:family="paragraph" style:parent-style-name="Standard">
      <style:text-properties fo:language="zxx" fo:country="none" officeooo:rsid="001e4c3a" officeooo:paragraph-rsid="001e4c3a" style:language-asian="zxx" style:country-asian="none" style:language-complex="zxx" style:country-complex="none"/>
    </style:style>
    <style:style style:name="P4" style:family="paragraph" style:parent-style-name="Standard">
      <style:text-properties fo:language="zxx" fo:country="none" officeooo:rsid="001e8668" officeooo:paragraph-rsid="001e8668" style:language-asian="zxx" style:country-asian="none" style:language-complex="zxx" style:country-complex="none"/>
    </style:style>
    <style:style style:name="P5" style:family="paragraph" style:parent-style-name="Standard">
      <style:text-properties fo:language="zxx" fo:country="none" officeooo:rsid="001f1741" officeooo:paragraph-rsid="001f1741" style:language-asian="zxx" style:country-asian="none"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ksy </text:p>
      <text:p text:style-name="P1">to nie jest normalna dokumentacja poki co tylko pisze to co łatwo zapomne</text:p>
      <text:p text:style-name="P1">w tabeli moves hm i tm to numer hm albo tm, 0 oznacza ze to nie jest tm</text:p>
      <text:p text:style-name="P1">w pokemonlearnmove 0 oznacza ze to nie jest move uczony levelem</text:p>
      <text:p text:style-name="P1"/>
      <text:p text:style-name="P2">w pokemon sprites jesli jest w np 7 i 9 generacji to zignorowac 1-6 ale dac nulle do 8, tak samo dac nulle jak nie ma shiny</text:p>
      <text:p text:style-name="P2"/>
      <text:p text:style-name="P3">species to np "grassland pokemon"</text:p>
      <text:p text:style-name="P4">przy dwóch typach effectiveness sie mnozy</text:p>
      <text:p text:style-name="P4"/>
      <text:p text:style-name="P5">dla uproszczenia i zmienijeszenia duplikowania danych, zakładam że gry które są swoimi odpowiednikami jak np. "pokemon blue" oraz "pokemon red" mają takie samo pokedex entry dla danego pokemona, pokemony uczą się tych samych ruchów na tym samym poziomie, czasami tak jest a czasami nie, ale robię tak żeby uniknąć duplikowania większości danych</text:p>
      <text:p text:style-name="P5">dotyczy odpowiedników a nie całej generacji: "ruby" i "sapphire" mają jedno pokedexId, ale "emerald" już inn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9:05:56.196644576</meta:creation-date>
    <meta:editing-duration>PT1H31M58S</meta:editing-duration>
    <meta:editing-cycles>6</meta:editing-cycles>
    <meta:generator>LibreOffice/7.3.7.2$Linux_X86_64 LibreOffice_project/30$Build-2</meta:generator>
    <dc:date>2024-03-29T12:20:13.042410883</dc:date>
    <meta:document-statistic meta:table-count="0" meta:image-count="0" meta:object-count="0" meta:page-count="1" meta:paragraph-count="9" meta:word-count="149" meta:character-count="863" meta:non-whitespace-character-count="722"/>
  </office:meta>
</office:document-meta>
</file>